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WWNum1" style:master-pag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style:page-number="1" fo:background-color="transparent" style:writing-mode="lr-tb"/>
    </style:style>
    <style:style style:name="P2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  <style:text-properties fo:font-weight="bold" style:font-weight-asian="bold" style:font-weight-complex="bold"/>
    </style:style>
    <style:style style:name="P6" style:family="paragraph" style:parent-style-name="Text_20_body" style:list-style-name="L2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7" style:family="paragraph" style:parent-style-name="Text_20_body" style:list-style-name="L3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8" style:family="paragraph" style:parent-style-name="Text_20_body" style:list-style-name="L4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  <style:text-properties officeooo:paragraph-rsid="0007f640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07f640"/>
    </style:style>
    <style:style style:name="P11" style:family="paragraph" style:parent-style-name="Text_20_body" style:list-style-name="L5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12" style:family="paragraph" style:parent-style-name="Text_20_body" style:list-style-name="L6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13" style:family="paragraph" style:parent-style-name="Text_20_body" style:list-style-name="L7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  <style:text-properties fo:language="pl" fo:country="PL" fo:font-weight="bold" officeooo:rsid="0007f640" officeooo:paragraph-rsid="0007f640" style:font-weight-asian="bold" style:font-weight-complex="bold"/>
    </style:style>
    <style:style style:name="P15" style:family="paragraph" style:parent-style-name="Text_20_body" style:list-style-name="L8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16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17" style:family="paragraph" style:parent-style-name="Text_20_body" style:list-style-name="L1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18" style:family="paragraph" style:parent-style-name="Text_20_body" style:list-style-name="L11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19" style:family="paragraph" style:parent-style-name="Text_20_body" style:list-style-name="L12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.4366in" style:auto-text-indent="false" fo:background-color="transparent" style:writing-mode="lr-tb"/>
    </style:style>
    <style:style style:name="P20" style:family="paragraph" style:parent-style-name="normal" style:list-style-name="WWNum1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 style:writing-mode="lr-tb"/>
    </style:style>
    <style:style style:name="T1" style:family="text">
      <style:text-properties fo:language="pl" fo:country="PL" style:text-underline-style="none" officeooo:rsid="0007f640"/>
    </style:style>
    <style:style style:name="T2" style:family="text">
      <style:text-properties style:text-underline-style="none"/>
    </style:style>
    <style:style style:name="T3" style:family="text">
      <style:text-properties fo:language="pl" fo:country="PL" officeooo:rsid="0007f6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02363421" text:style-name="WWNum1">
        <text:list-header>
          <text:p text:style-name="P1"><text:span text:style-name="T1">1. </text:span><text:span text:style-name="T2">[1h] Create a new PHP 8.2 project, configure Composer, and add dependencies:</text:span></text:p>
        </text:list-header>
      </text:list>
      <text:list text:style-name="L1">
        <text:list-item>
          <text:p text:style-name="P2">symfony/framework-bundle;</text:p>
        </text:list-item>
        <text:list-item>
          <text:p text:style-name="P2">doctrine/orm;</text:p>
        </text:list-item>
        <text:list-item>
          <text:p text:style-name="P2">api-platform/core;</text:p>
        </text:list-item>
      </text:list>
      <text:p text:style-name="P3"><text:tab/>in the latest available stable versions.</text:p>
      <text:p text:style-name="P3"/>
      <text:p text:style-name="P4"><text:span text:style-name="T3">2. </text:span>[1h] Configure the development environment using DDEV.</text:p>
      <text:p text:style-name="P4"/>
      <text:p text:style-name="P4"><text:span text:style-name="T3">3. </text:span>[2h] Define entities and database migrations:</text:p>
      <text:p text:style-name="P5">User with properties:</text:p>
      <text:list text:style-name="L2">
        <text:list-item>
          <text:p text:style-name="P6">id: UUidV6 (automatically generated)</text:p>
        </text:list-item>
        <text:list-item>
          <text:p text:style-name="P6">email: string</text:p>
        </text:list-item>
        <text:list-item>
          <text:p text:style-name="P6">password: string (encrypted password)</text:p>
        </text:list-item>
        <text:list-item>
          <text:p text:style-name="P6">firstName: string</text:p>
        </text:list-item>
        <text:list-item>
          <text:p text:style-name="P6">lastName: string</text:p>
        </text:list-item>
        <text:list-item>
          <text:p text:style-name="P6">role: UserRole (relation to UserRole entity)</text:p>
        </text:list-item>
      </text:list>
      <text:p text:style-name="P5">UserRole with properties:</text:p>
      <text:list text:style-name="L3">
        <text:list-item>
          <text:p text:style-name="P7">id: UUidV6 (automatically generated)</text:p>
        </text:list-item>
        <text:list-item>
          <text:p text:style-name="P7">name: string</text:p>
        </text:list-item>
        <text:list-item>
          <text:p text:style-name="P7">users: Collection (relation to users)</text:p>
        </text:list-item>
        <text:list-item>
          <text:p text:style-name="P7">isAdmin: boolean</text:p>
        </text:list-item>
      </text:list>
      <text:p text:style-name="P5">Post with properties:</text:p>
      <text:list text:style-name="L4">
        <text:list-item>
          <text:p text:style-name="P8">id: UUidV6 (automatically generated)</text:p>
        </text:list-item>
        <text:list-item>
          <text:p text:style-name="P8">title: string</text:p>
        </text:list-item>
        <text:list-item>
          <text:p text:style-name="P8">content: string</text:p>
        </text:list-item>
        <text:list-item>
          <text:p text:style-name="P8">createdAt: DateTime</text:p>
        </text:list-item>
        <text:list-item>
          <text:p text:style-name="P8">author: User (relation to User entity)</text:p>
        </text:list-item>
      </text:list>
      <text:p text:style-name="P9">Configure Doctrine using attributes (not YAML configuration files).</text:p>
      <text:p text:style-name="P10"/>
      <text:p text:style-name="P10"><text:span text:style-name="T3">4. </text:span>[1h] Prepare commands for bin/console:</text:p>
      <text:list text:style-name="L5">
        <text:list-item>
          <text:p text:style-name="P11">app:user:create - create a user and assign a selected role</text:p>
        </text:list-item>
        <text:list-item>
          <text:p text:style-name="P11">app:user:change-password - change the user’s password to a new one</text:p>
          <text:p text:style-name="P11"/>
        </text:list-item>
      </text:list>
      <text:p text:style-name="P4"><text:span text:style-name="T3">5. </text:span>[2h] Configure basic API endpoints:</text:p>
      <text:p text:style-name="P5">For the User entity:</text:p>
      <text:list text:style-name="L6">
        <text:list-item>
          <text:p text:style-name="P12">GET /users - list of users</text:p>
        </text:list-item>
        <text:list-item>
          <text:p text:style-name="P12">GET /users/{id} - details of a single user</text:p>
        </text:list-item>
        <text:list-item>
          <text:p text:style-name="P12">POST /users/{id} - create a user</text:p>
        </text:list-item>
        <text:list-item>
          <text:p text:style-name="P12">PUT /users/{id} - modify a user</text:p>
        </text:list-item>
        <text:list-item>
          <text:p text:style-name="P12">PATCH /users/{id} - update a user</text:p>
        </text:list-item>
        <text:list-item>
          <text:p text:style-name="P12">DELETE /users/{id} - delete a user</text:p>
        </text:list-item>
      </text:list>
      <text:p text:style-name="P3">The password property, which stores the encrypted password, should not be readable in API responses.</text:p>
      <text:p text:style-name="P5">For the UserRole entity:</text:p>
      <text:list text:style-name="L7">
        <text:list-item>
          <text:p text:style-name="P13"><text:soft-page-break/>GET /user_roles - list of user roles</text:p>
        </text:list-item>
        <text:list-item>
          <text:p text:style-name="P13">GET /user_roles/{id} - details of a single role</text:p>
        </text:list-item>
        <text:list-item>
          <text:p text:style-name="P13">POST /user_roles/{id} - create a role</text:p>
        </text:list-item>
        <text:list-item>
          <text:p text:style-name="P13">PUT /user_roles/{id} - modify a role</text:p>
        </text:list-item>
        <text:list-item>
          <text:p text:style-name="P13">PATCH /user_roles/{id} - update a role</text:p>
        </text:list-item>
        <text:list-item>
          <text:p text:style-name="P13">DELETE /user_roles/{id} - delete a role</text:p>
        </text:list-item>
      </text:list>
      <text:p text:style-name="P3">(!) The users property, which stores the relation to the collection of associated users, should not be accessible via API responses.</text:p>
      <text:p text:style-name="P3">(!) The API response should include a field containing the number of associated users (this field should be dynamically calculated when generating the API response, without storing it in the database).</text:p>
      <text:p text:style-name="P14">For the Post entity:</text:p>
      <text:list text:style-name="L8">
        <text:list-item>
          <text:p text:style-name="P15">GET /posts - list of posts</text:p>
        </text:list-item>
        <text:list-item>
          <text:p text:style-name="P15">GET /posts/{id} - details of a single post</text:p>
        </text:list-item>
        <text:list-item>
          <text:p text:style-name="P15">POST /posts/{id} - create a post</text:p>
        </text:list-item>
        <text:list-item>
          <text:p text:style-name="P15">PUT /posts/{id} - modify a post</text:p>
        </text:list-item>
        <text:list-item>
          <text:p text:style-name="P15">PATCH /posts/{id} - update a post</text:p>
        </text:list-item>
        <text:list-item>
          <text:p text:style-name="P15">DELETE /posts/{id} - delete a post</text:p>
          <text:p text:style-name="P15"/>
        </text:list-item>
      </text:list>
      <text:p text:style-name="P4"><text:span text:style-name="T3">6. </text:span>[2h] Configure search and sorting for posts:</text:p>
      <text:list text:style-name="L9">
        <text:list-item>
          <text:p text:style-name="P16">Search by title, content, author-&gt;firstName, author-&gt;lastName</text:p>
        </text:list-item>
        <text:list-item>
          <text:p text:style-name="P16">Sort by title, createdAt, author-&gt;firstName, author→lastName</text:p>
          <text:p text:style-name="P16"/>
        </text:list-item>
      </text:list>
      <text:p text:style-name="P4"><text:span text:style-name="T3">7. </text:span>[1h] Configure an additional subresource endpoint GET /user_roles/{id}/users allowing retrieval of the list of users assigned to a role.</text:p>
      <text:p text:style-name="P4"/>
      <text:p text:style-name="P4"><text:span text:style-name="T3">8. </text:span>[2h] Configure API authentication using lexik/jwt-authentication-bundle. The new endpoint should allow login using email and password. Additionally, the login endpoint should be placed within the User resource along with the previously configured endpoints.</text:p>
      <text:p text:style-name="P3">[4h] Secure data on API endpoints:</text:p>
      <text:p text:style-name="P3">Unauthenticated users:</text:p>
      <text:list text:style-name="L10">
        <text:list-item>
          <text:p text:style-name="P17">have access only to GET endpoints and login.</text:p>
        </text:list-item>
      </text:list>
      <text:p text:style-name="P3">Authenticated users:</text:p>
      <text:list text:style-name="L11">
        <text:list-item>
          <text:p text:style-name="P18">when creating a post, the author and creation date should be set automatically without manual modification.</text:p>
        </text:list-item>
        <text:list-item>
          <text:p text:style-name="P18">can only modify/delete posts they authored.</text:p>
        </text:list-item>
        <text:list-item>
          <text:p text:style-name="P18">can only modify their own user data.</text:p>
        </text:list-item>
        <text:list-item>
          <text:p text:style-name="P18">cannot modify role data.</text:p>
        </text:list-item>
        <text:list-item>
          <text:p text:style-name="P18">cannot add new users or roles.</text:p>
        </text:list-item>
      </text:list>
      <text:p text:style-name="P3">Users with a role where the isAdmin property is set to true:</text:p>
      <text:list text:style-name="L12">
        <text:list-item>
          <text:p text:style-name="P19">can add, edit, and delete all posts.</text:p>
        </text:list-item>
        <text:list-item>
          <text:p text:style-name="P19">can add, edit, and delete all users.</text:p>
        </text:list-item>
        <text:list-item>
          <text:p text:style-name="P19">can add, edit, and delete all roles.</text:p>
        </text:list-item>
      </text:list>
      <text:list text:continue-list="list1102363421" text:style-name="WWNum1">
        <text:list-header>
          <text:p text:style-name="P20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DejaVu Sans" fo:font-family="'DejaVu Sans'" style:font-family-generic="swiss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4T14:50:49.197089176</dc:date>
    <meta:editing-duration>PT7M34S</meta:editing-duration>
    <meta:editing-cycles>2</meta:editing-cycles>
    <meta:generator>LibreOffice/24.8.5.2$Linux_X86_64 LibreOffice_project/480$Build-2</meta:generator>
    <meta:document-statistic meta:table-count="0" meta:image-count="0" meta:object-count="0" meta:page-count="2" meta:paragraph-count="75" meta:word-count="545" meta:character-count="3276" meta:non-whitespace-character-count="2854"/>
  </office:meta>
</office:document-meta>
</file>